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n>1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row>
                  <mrow>
                    <msup>
                      <mn>3x</mn>
                      <mrow>
                        <mn>2</mn>
                      </mrow>
                    </msup>
                    <mo stretchy="false">−</mo>
                    <mn>4x</mn>
                  </mrow>
                  <mo stretchy="false">+</mo>
                  <mn>5</mn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3</mn>
              <mrow>
                <msup>
                  <mrow>
                    <mo stretchy="false">(</mo>
                    <mrow>
                      <mn>2</mn>
                    </mrow>
                    <mo stretchy="false">)</mo>
                  </mrow>
                  <mrow>
                    <mn>2</mn>
                  </mrow>
                </msup>
                <mo stretchy="false">−</mo>
                <mn>4</mn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  <mo stretchy="false">+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n>12</mn>
                  <mo stretchy="false">−</mo>
                  <mn>8</mn>
                </mrow>
                <mo stretchy="false">+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9</mn>
            </mrow>
          </mrow>
        </mtd>
      </mtr>
      <mtr>
        <mtd/>
      </mtr>
      <mtr>
        <mtd>
          <mrow>
            <mrow>
              <mn>2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</mrow>
              </munder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  <mi>cos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i>sin</mi>
                <mrow>
                  <mo stretchy="false">(</mo>
                  <mrow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  <mo stretchy="false">)</mo>
                </mrow>
                <mi>cos</mi>
                <mrow>
                  <mo stretchy="false">(</mo>
                  <mrow>
                    <mfrac>
                      <mrow>
                        <mo stretchy="false">π</mo>
                      </mrow>
                      <mrow>
                        <mn>4</mn>
                      </mrow>
                    </mfrac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i>sin</mi>
                <msup>
                  <mrow>
                    <mo stretchy="false">(</mo>
                    <mrow>
                      <mfrac>
                        <mrow>
                          <mo stretchy="false">π</mo>
                        </mrow>
                        <mrow>
                          <mn>4</mn>
                        </mrow>
                      </mfrac>
                    </mrow>
                    <mo stretchy="false">)</mo>
                  </mrow>
                  <mrow>
                    <mn>2</mn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0.5</mn>
            </mrow>
          </mrow>
        </mtd>
      </mtr>
      <mtr>
        <mtd/>
      </mtr>
      <mtr>
        <mtd>
          <mrow>
            <mrow>
              <mn>3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sup>
                  <mi>e</mi>
                  <mrow>
                    <mi>x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sup>
                <mi>e</mi>
                <mrow>
                  <mn>0</mn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/>
              </mrow>
              <mn>1</mn>
            </mrow>
          </mrow>
        </mtd>
      </mtr>
      <mtr>
        <mtd/>
      </mtr>
      <mtr>
        <mtd>
          <mrow>
            <mrow>
              <mn>4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1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3x</mn>
                      </mrow>
                      <mo stretchy="false">+</mo>
                      <mn>2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i>x</mi>
                      </mrow>
                      <mo stretchy="false">−</mo>
                      <mn>1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row>
                    <mrow>
                      <mo stretchy="false">−</mo>
                      <msup>
                        <mn>1</mn>
                        <mrow>
                          <mn>2</mn>
                        </mrow>
                      </msup>
                    </mrow>
                    <mo stretchy="false">−</mo>
                    <mn>3</mn>
                  </mrow>
                  <mrow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o stretchy="false">+</mo>
                    <mn>2</mn>
                  </mrow>
                </mrow>
                <mrow>
                  <mrow>
                    <mrow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o stretchy="false">−</mo>
                    <mn>12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row>
                    <mrow>
                      <mn>1</mn>
                      <mo stretchy="false">+</mo>
                      <mn>3</mn>
                    </mrow>
                    <mo stretchy="false">+</mo>
                    <mn>2</mn>
                  </mrow>
                </mrow>
                <mrow>
                  <mrow>
                    <mrow>
                      <mn>1</mn>
                      <mo stretchy="false">+</mo>
                      <mn>1</mn>
                    </mrow>
                    <mo stretchy="false">−</mo>
                    <mn>12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i/>
              </mrow>
              <mfrac>
                <mrow>
                  <mn>6</mn>
                </mrow>
                <mrow>
                  <mrow>
                    <mo stretchy="false">−</mo>
                    <mn>10</mn>
                  </mrow>
                </mrow>
              </mfrac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row>
                    <mfrac>
                      <mrow>
                        <mn>3</mn>
                      </mrow>
                      <mrow>
                        <mn>5</mn>
                      </mrow>
                    </mfrac>
                  </mrow>
                </mrow>
              </mrow>
            </mrow>
          </mrow>
        </mtd>
      </mtr>
      <mtr>
        <mtd/>
      </mtr>
      <mtr>
        <mtd>
          <mrow>
            <mrow>
              <mn>5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i>x</mi>
                      </mrow>
                      <mo stretchy="false">−</mo>
                      <mn>2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row>
                          <mo stretchy="false">−</mo>
                          <msup>
                            <mn>2</mn>
                            <mrow>
                              <mn>2</mn>
                            </mrow>
                          </msup>
                        </mrow>
                        <mo stretchy="false">−</mo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</mrow>
                      <mo stretchy="false">−</mo>
                      <mn>2</mn>
                    </mrow>
                  </mrow>
                  <mrow>
                    <mrow>
                      <mrow>
                        <mo stretchy="false">−</mo>
                        <msup>
                          <mn>2</mn>
                          <mrow>
                            <mn>2</mn>
                          </mrow>
                        </msup>
                      </mrow>
                      <mo stretchy="false">−</mo>
                      <mn>2</mn>
                    </mrow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4</mn>
                        <mo stretchy="false">+</mo>
                        <mn>2</mn>
                      </mrow>
                      <mo stretchy="false">−</mo>
                      <mn>2</mn>
                    </mrow>
                  </mrow>
                  <mrow>
                    <mrow>
                      <mrow>
                        <mn>4</mn>
                        <mo stretchy="false">+</mo>
                        <mn>4</mn>
                      </mrow>
                      <mo stretchy="false">−</mo>
                      <mn>8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4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row>
              <mtext>diverges</mtext>
            </mrow>
          </mrow>
        </mtd>
      </mtr>
      <mtr>
        <mtd>
          <mrow>
            <mrow>
              <mrow>
                <munder>
                  <mi>lim</mi>
                  <mrow>
                    <mrow>
                      <mi>x</mi>
                      <mo stretchy="false">→</mo>
                      <mrow>
                        <mo stretchy="false">−</mo>
                        <msup>
                          <mn>2</mn>
                          <mrow>
                            <mtext>+</mtext>
                          </mrow>
                        </msup>
                      </mrow>
                    </mrow>
                  </mrow>
                </munder>
                <mrow>
                  <mfrac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i>x</mi>
                        </mrow>
                        <mo stretchy="false">−</mo>
                        <mn>2</mn>
                      </mrow>
                    </mrow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n>2x</mn>
                        </mrow>
                        <mo stretchy="false">−</mo>
                        <mn>8</mn>
                      </mrow>
                    </mrow>
                  </mfrac>
                </mrow>
              </mrow>
              <mo stretchy="false">=</mo>
              <mrow>
                <mo stretchy="false">−</mo>
                <mo stretchy="false">∞</mo>
              </mrow>
            </mrow>
          </mrow>
        </mtd>
      </mtr>
      <mtr>
        <mtd>
          <mrow>
            <mrow>
              <mrow>
                <munder>
                  <mi>lim</mi>
                  <mrow>
                    <mrow>
                      <mi>x</mi>
                      <mo stretchy="false">→</mo>
                      <mrow>
                        <mo stretchy="false">−</mo>
                        <msup>
                          <mn>2</mn>
                          <mrow>
                            <mtext>-</mtext>
                          </mrow>
                        </msup>
                      </mrow>
                    </mrow>
                  </mrow>
                </munder>
                <mrow>
                  <mfrac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i>x</mi>
                        </mrow>
                        <mo stretchy="false">−</mo>
                        <mn>2</mn>
                      </mrow>
                    </mrow>
                    <mrow>
                      <mrow>
                        <mrow>
                          <msup>
                            <mi>x</mi>
                            <mrow>
                              <mn>2</mn>
                            </mrow>
                          </msup>
                          <mo stretchy="false">−</mo>
                          <mn>2x</mn>
                        </mrow>
                        <mo stretchy="false">−</mo>
                        <mn>8</mn>
                      </mrow>
                    </mrow>
                  </mfrac>
                </mrow>
              </mrow>
              <mo stretchy="false">=</mo>
              <mo stretchy="false">∞</mo>
            </mrow>
          </mrow>
        </mtd>
      </mtr>
      <mtr>
        <mtd/>
      </mtr>
      <mtr>
        <mtd>
          <mrow>
            <mrow>
              <mn>7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i>x</mi>
                      </mrow>
                      <mo stretchy="false">−</mo>
                      <mn>12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sup>
                          <mn>3</mn>
                          <mrow>
                            <mn>2</mn>
                          </mrow>
                        </msup>
                        <mo stretchy="false">+</mo>
                        <mn>3</mn>
                      </mrow>
                      <mo stretchy="false">−</mo>
                      <mn>12</mn>
                    </mrow>
                  </mrow>
                  <mrow>
                    <mrow>
                      <msup>
                        <mn>3</mn>
                        <mrow>
                          <mn>2</mn>
                        </mrow>
                      </msup>
                      <mo stretchy="false">−</mo>
                      <mn>2</mn>
                    </mrow>
                    <mrow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  <mo stretchy="false">−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9</mn>
                        <mo stretchy="false">+</mo>
                        <mn>3</mn>
                      </mrow>
                      <mo stretchy="false">−</mo>
                      <mn>12</mn>
                    </mrow>
                  </mrow>
                  <mrow>
                    <mrow>
                      <mrow>
                        <mn>9</mn>
                        <mo stretchy="false">−</mo>
                        <mn>6</mn>
                      </mrow>
                      <mo stretchy="false">−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0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text>Instead</mtext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4</mn>
                    </mrow>
                  </mrow>
                  <mrow>
                    <mrow>
                      <mi>x</mi>
                      <mo stretchy="false">+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3</mn>
                      <mo stretchy="false">+</mo>
                      <mn>4</mn>
                    </mrow>
                  </mrow>
                  <mrow>
                    <mrow>
                      <mn>3</mn>
                      <mo stretchy="false">+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7</mn>
                  </mrow>
                  <mrow>
                    <mn>4</mn>
                  </mrow>
                </mfrac>
              </mrow>
            </mrow>
          </mrow>
        </mtd>
      </mtr>
      <mtr>
        <mtd/>
      </mtr>
      <mtr>
        <mtd>
          <mrow>
            <mrow>
              <mn>8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n>2x</mn>
                          <mrow>
                            <mn>2</mn>
                          </mrow>
                        </msup>
                        <mo stretchy="false">−</mo>
                        <mn>3x</mn>
                      </mrow>
                      <mo stretchy="false">−</mo>
                      <mn>2</mn>
                    </mrow>
                  </mrow>
                  <mrow>
                    <mrow>
                      <mrow>
                        <msup>
                          <mn>2x</mn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n>2x</mn>
                          <mo stretchy="false">+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3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n>2x</mn>
                          <mo stretchy="false">+</mo>
                          <mn>1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i>x</mi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o stretchy="false">−</mo>
                      <mn>2</mn>
                    </mrow>
                  </mrow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−</mo>
                      <mrow>
                        <mfrac>
                          <mrow>
                            <mn>5</mn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frac>
                      <mrow>
                        <mn>5</mn>
                      </mrow>
                      <mrow>
                        <mn>2</mn>
                      </mrow>
                    </mfrac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1</mn>
                </mrow>
              </mrow>
            </mrow>
          </mrow>
        </mtd>
      </mtr>
      <mtr>
        <mtd/>
      </mtr>
      <mtr>
        <mtd>
          <mrow>
            <mrow>
              <mn>9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4</mn>
                  </mrow>
                </mrow>
              </munder>
              <mrow>
                <mfrac>
                  <mrow>
                    <mrow>
                      <msqrt>
                        <mrow>
                          <mi>x</mi>
                        </mrow>
                      </msqrt>
                      <mo stretchy="false">−</mo>
                      <mn>2</mn>
                    </mrow>
                  </mrow>
                  <mrow>
                    <mrow>
                      <mi>x</mi>
                      <mo stretchy="false">−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sqrt>
                        <mrow>
                          <mi>x</mi>
                        </mrow>
                      </msqrt>
                      <mo stretchy="false">−</mo>
                      <mn>2</mn>
                    </mrow>
                  </mrow>
                  <mrow>
                    <mrow>
                      <mi>x</mi>
                      <mo stretchy="false">−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row>
                      <msqrt>
                        <mrow>
                          <mi>x</mi>
                        </mrow>
                      </msqrt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row>
                      <msqrt>
                        <mrow>
                          <mn>4</mn>
                        </mrow>
                      </msqrt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</mrow>
        </mtd>
      </mtr>
      <mtr>
        <mtd/>
      </mtr>
      <mtr>
        <mtd>
          <mrow>
            <mrow>
              <mn>10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sqrt>
                        <mrow>
                          <mrow>
                            <mi>x</mi>
                            <mo stretchy="false">+</mo>
                            <mn>18</mn>
                          </mrow>
                        </mrow>
                      </msqrt>
                      <mo stretchy="false">−</mo>
                      <mn>4</mn>
                    </mrow>
                  </mrow>
                  <mrow>
                    <mrow>
                      <mi>x</mi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o stretchy="false">(</mo>
                          <mrow>
                            <mrow>
                              <msqrt>
                                <mrow>
                                  <mrow>
                                    <mi>x</mi>
                                    <mo stretchy="false">+</mo>
                                    <mn>18</mn>
                                  </mrow>
                                </mrow>
                              </msqrt>
                              <mo stretchy="false">−</mo>
                              <mn>4</mn>
                            </mrow>
                          </mrow>
                          <mo stretchy="false">)</mo>
                        </mrow>
                        <mrow>
                          <mo stretchy="false">(</mo>
                          <mrow>
                            <mrow>
                              <msqrt>
                                <mrow>
                                  <mrow>
                                    <mi>x</mi>
                                    <mo stretchy="false">+</mo>
                                    <mn>18</mn>
                                  </mrow>
                                </mrow>
                              </msqrt>
                              <mo stretchy="false">+</mo>
                              <mn>4</mn>
                            </mrow>
                          </mrow>
                          <mo stretchy="false">)</mo>
                        </mrow>
                      </mrow>
                      <mrow>
                        <mrow>
                          <msqrt>
                            <mrow>
                              <mrow>
                                <mi>x</mi>
                                <mo stretchy="false">+</mo>
                                <mn>18</mn>
                              </mrow>
                            </mrow>
                          </msqrt>
                          <mo stretchy="false">+</mo>
                          <mn>4</mn>
                        </mrow>
                      </mrow>
                    </mfrac>
                  </mrow>
                  <mrow>
                    <mrow>
                      <mi>x</mi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sup>
                            <mrow>
                              <mo stretchy="false">(</mo>
                              <mrow>
                                <msqrt>
                                  <mrow>
                                    <mrow>
                                      <mi>x</mi>
                                      <mo stretchy="false">+</mo>
                                      <mn>18</mn>
                                    </mrow>
                                  </mrow>
                                </msqrt>
                              </mrow>
                              <mo stretchy="false">)</mo>
                            </mrow>
                            <mrow>
                              <mn>2</mn>
                            </mrow>
                          </msup>
                          <mo stretchy="false">−</mo>
                          <msup>
                            <mn>4</mn>
                            <mrow>
                              <mn>2</mn>
                            </mrow>
                          </msup>
                        </mrow>
                      </mrow>
                      <mrow>
                        <mrow>
                          <msqrt>
                            <mrow>
                              <mrow>
                                <mi>x</mi>
                                <mo stretchy="false">+</mo>
                                <mn>18</mn>
                              </mrow>
                            </mrow>
                          </msqrt>
                          <mo stretchy="false">+</mo>
                          <mn>4</mn>
                        </mrow>
                      </mrow>
                    </mfrac>
                  </mrow>
                  <mrow>
                    <mrow>
                      <mi>x</mi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row>
                            <mi>x</mi>
                            <mo stretchy="false">+</mo>
                            <mn>18</mn>
                          </mrow>
                          <mo stretchy="false">−</mo>
                          <mn>16</mn>
                        </mrow>
                      </mrow>
                      <mrow>
                        <mrow>
                          <msqrt>
                            <mrow>
                              <mrow>
                                <mi>x</mi>
                                <mo stretchy="false">+</mo>
                                <mn>18</mn>
                              </mrow>
                            </mrow>
                          </msqrt>
                          <mo stretchy="false">+</mo>
                          <mn>4</mn>
                        </mrow>
                      </mrow>
                    </mfrac>
                  </mrow>
                  <mrow>
                    <mrow>
                      <mi>x</mi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i>x</mi>
                          <mo stretchy="false">+</mo>
                          <mn>2</mn>
                        </mrow>
                      </mrow>
                      <mrow>
                        <mrow>
                          <msqrt>
                            <mrow>
                              <mrow>
                                <mi>x</mi>
                                <mo stretchy="false">+</mo>
                                <mn>18</mn>
                              </mrow>
                            </mrow>
                          </msqrt>
                          <mo stretchy="false">+</mo>
                          <mn>4</mn>
                        </mrow>
                      </mrow>
                    </mfrac>
                  </mrow>
                  <mrow>
                    <mrow>
                      <mi>x</mi>
                      <mo stretchy="false">+</mo>
                      <mn>2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row>
                      <msqrt>
                        <mrow>
                          <mrow>
                            <mi>x</mi>
                            <mo stretchy="false">+</mo>
                            <mn>18</mn>
                          </mrow>
                        </mrow>
                      </msqrt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row>
                      <msqrt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18</mn>
                          </mrow>
                        </mrow>
                      </msqrt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row>
                      <msqrt>
                        <mrow>
                          <mn>16</mn>
                        </mrow>
                      </msqrt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n>8</mn>
                  </mrow>
                </mfrac>
              </mrow>
            </mrow>
          </mrow>
        </mtd>
      </mtr>
      <mtr>
        <mtd/>
      </mtr>
      <mtr>
        <mtd>
          <mrow>
            <mrow>
              <mn>11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row>
                      <mfrac>
                        <mrow>
                          <mn>1</mn>
                        </mrow>
                        <mrow>
                          <mi>x</mi>
                        </mrow>
                      </mfrac>
                      <mo stretchy="false">−</mo>
                      <mn>2</mn>
                    </mrow>
                  </mrow>
                  <mrow>
                    <mrow>
                      <mfrac>
                        <mrow>
                          <mn>1</mn>
                        </mrow>
                        <mrow>
                          <mi>x</mi>
                        </mrow>
                      </mfrac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n>1</mn>
                          <mo stretchy="false">−</mo>
                          <mn>2x</mn>
                        </mrow>
                      </mrow>
                      <mrow>
                        <mi>x</mi>
                      </mrow>
                    </mfrac>
                  </mrow>
                  <mrow>
                    <mfrac>
                      <mrow>
                        <mrow>
                          <mn>1</mn>
                          <mo stretchy="false">+</mo>
                          <mn>3x</mn>
                        </mrow>
                      </mrow>
                      <mrow>
                        <mi>x</mi>
                      </mrow>
                    </mfrac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n>2x</mn>
                        </mrow>
                      </mrow>
                      <mo stretchy="false">)</mo>
                    </mrow>
                    <mi>x</mi>
                  </mrow>
                  <mrow>
                    <mi>x</mi>
                    <mrow>
                      <mo stretchy="false">(</mo>
                      <mrow>
                        <mrow>
                          <mn>1</mn>
                          <mo stretchy="false">+</mo>
                          <mn>3x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1</mn>
                      <mo stretchy="false">−</mo>
                      <mn>2x</mn>
                    </mrow>
                  </mrow>
                  <mrow>
                    <mrow>
                      <mn>1</mn>
                      <mo stretchy="false">+</mo>
                      <mn>3x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1</mn>
                      <mo stretchy="false">−</mo>
                      <mn>2</mn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  <mrow>
                    <mrow>
                      <mn>1</mn>
                      <mo stretchy="false">+</mo>
                      <mn>3</mn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n>1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1</mn>
              </mrow>
            </mrow>
          </mrow>
        </mtd>
      </mtr>
      <mtr>
        <mtd/>
      </mtr>
      <mtr>
        <mtd>
          <mrow>
            <mrow>
              <mn>12.</mn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</mfrac>
                      <mo stretchy="false">−</mo>
                      <mn>3</mn>
                    </mrow>
                  </mrow>
                  <mrow>
                    <mrow>
                      <mfrac>
                        <mrow>
                          <mn>1</mn>
                        </mrow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</mfrac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frac>
                      <mrow>
                        <mrow>
                          <mrow>
                            <mo stretchy="false">−</mo>
                            <mn>3x</mn>
                          </mrow>
                          <mo stretchy="false">−</mo>
                          <mn>5</mn>
                        </mrow>
                      </mrow>
                      <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row>
                    <mfrac>
                      <mrow>
                        <mrow>
                          <mn>4x</mn>
                          <mo stretchy="false">+</mo>
                          <mn>9</mn>
                        </mrow>
                      </mrow>
                      <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row>
                            <mo stretchy="false">−</mo>
                            <mn>3x</mn>
                          </mrow>
                          <mo stretchy="false">−</mo>
                          <mn>5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n>4x</mn>
                          <mo stretchy="false">+</mo>
                          <mn>9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o stretchy="false">−</mo>
                        <mn>3x</mn>
                      </mrow>
                      <mo stretchy="false">−</mo>
                      <mn>5</mn>
                    </mrow>
                  </mrow>
                  <mrow>
                    <mrow>
                      <mn>4x</mn>
                      <mo stretchy="false">+</mo>
                      <mn>9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−</mo>
                      <mn>3</mn>
                    </mrow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−</mo>
                      <mn>5</mn>
                    </mrow>
                  </mrow>
                  <mrow>
                    <mn>4</mn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+</mo>
                      <mn>9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6</mn>
                      <mo stretchy="false">−</mo>
                      <mn>5</mn>
                    </mrow>
                  </mrow>
                  <mrow>
                    <mrow>
                      <mrow>
                        <mo stretchy="false">−</mo>
                        <mn>8</mn>
                      </mrow>
                      <mo stretchy="false">+</mo>
                      <mn>9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1</mn>
                  </mrow>
                  <mrow>
                    <mn>1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1</mn>
              </mrow>
            </mrow>
          </mrow>
        </mtd>
      </mtr>
    </mtable>
    <annotation encoding="StarMath 5.0">alignl {1.} newline
lim csub {x toward 2} {3x^{2} - 4x + 5} newline
alignl {~= ~3(2)^{2} - 4(2) + 5} newline
alignl {~= ~12 - 8 + 5} newline
alignl {~= ~9} newline
newline
alignl {2.} newline
lim csub {x toward {%pi} over {4}} {sin(x)cos(x)} newline
alignl {~= ~{sin({%pi} over {4})cos({%pi} over {4})}} newline
alignl {~= ~{sin({%pi} over {4})^{2}}} newline
alignl {~= ~0.5} newline
newline
alignl {3.} newline
lim csub {x toward 0} {e^{x}} newline
alignl {~= ~e^{0}} newline
alignl {~= ~1} newline
newline
alignl {4.} newline
lim csub {x toward -1} {{x^{2} - 3x + 2} over {x^{2} - x - 12}} newline
alignl {~= ~{-1^{2} - 3(-1) + 2} over {(-1)^{2} - (-1) - 12}} newline
alignl {~= ~{1 + 3 + 2} over {1 + 1 - 12}} newline
alignl {~= ~{alignc 6} over {alignc -10}} newline
alignl {~= ~-{{alignc 3} over {alignc 5}}} newline
newline
alignl {5.} newline
lim csub {x toward -2} {{x^{2} - x - 2} over {x^{2} - 2x - 8}} newline
alignl {~= ~{{-2^{2} - (-2) - 2} over {-2^{2} - 2(-2) - 8}}} newline
alignl {~= ~{{4 + 2 - 2} over {4 + 4 - 8}}} newline
alignl {~= ~{{4} over {0}}} newline
alignl {"diverges"} newline
alignl lim csub {x toward -2 rsup{"+"}}{{x^{2} - x - 2} over {x^{2} - 2x - 8}} = -%infinite newline
alignl lim csub {x toward -2 rsup{"-"}}{{x^{2} - x - 2} over {x^{2} - 2x - 8}} = %infinite newline
newline
alignl {7.} newline
lim csub {x toward 3} {{x^{2} + x - 12} over {x^{2} - 2x - 3}} newline
alignl {~= ~{{3^{2} + 3 - 12} over {3^{2} - 2(3) - 3}}} newline
alignl {~= ~{{9 + 3 - 12} over {9 - 6 - 3}}} newline
alignl {~= ~{{0} over {0}}} newline
"Instead" newline
alignl {~= ~{{(x-3)(x+4)} over {(x+1)(x-3)}}} newline
alignl {~= ~{{x+4} over {x+1}}} newline
alignl {~= ~{{3+4} over {3+1}}} newline
alignl {~= ~{{7} over {4}}} newline
newline
alignl {8.} newline
lim csub {x toward -{{1} over {2}}} {{2x^{2} - 3x - 2} over {2x^{2} + 7x + 3}} newline
alignl {~= ~{{(x-2)(2x+1)} over {(x+3)(2x+1)}}} newline
alignl {~= ~{{x-2} over {x+3}}} newline
alignl {~= ~{{-{{1} over {2}} - 2} over {-{{1} over {2}}+3}}} newline
alignl {~= ~{{-{{5} over {2}}} over {{5} over {2}}}} newline
alignl {~= ~-1} newline
newline
alignl {9.} newline
lim csub {x toward 4} {{sqrt{x} - 2} over {x - 4}} newline
alignl {~= ~{{sqrt{x} - 2} over {x - 4}}} newline
alignl {~= ~{{alignc 1} over {sqrt{x} + 2}}} newline
alignl {~= ~{{1} over {sqrt{4} + 2}}} newline
alignl {~= ~{{1} over {4}}} newline
newline
alignl {10.} newline
lim csub {x toward -2} {{sqrt{x + 18} - 4} over {x + 2}} newline
alignl {~= ~{{{(sqrt{x + 18} - 4)(sqrt{x + 18} + 4)} over {alignc sqrt{x + 18} + 4}} over {alignc x+2}}} newline
alignl {~= ~{{{(sqrt{x+18})^{2} - 4^{2}} over {sqrt{x+18}+4}} over {alignc x+2}}} newline
alignl {~= ~{{{x + 18 - 16} over {sqrt{x+18}+4}} over {alignc x+2}}} newline
alignl {~= ~{{{alignc x+2} over {sqrt{x+18}+4}} over {alignc x+2}}} newline
alignl {~= ~{{alignc 1} over {sqrt{x+18} + 4}}} newline
alignl {~= ~{{alignc 1} over {sqrt{-2+18} + 4}}} newline
alignl {~= ~{{alignc 1} over {sqrt{16} + 4}}} newline
alignl {~= ~{alignc {1} over {8}}} newline
newline
alignl {11.} newline
lim csub {x toward 0} {{{1} over {x} - 2} over {{1} over {x} + 3}} newline
alignl {~= ~{alignc {{1 - 2x} over {x}} over {{1 + 3x} over {x}}}} newline
alignl {~= ~{alignc {(1-2x)x} over {x(1+3x)}}} newline
alignl {~= ~{alignc {1-2x} over {1+3x}}} newline
alignl {~= ~{alignc {1-2(0)} over {1+3(0)}}} newline
alignl {~= ~{alignc {1} over {1}}} newline
alignl {~= ~{1}} newline
newline
alignl {12.} newline
lim csub {x toward -2} {{{1} over {x+2} - 3} over {{1} over {x+2} + 4}} newline
alignl {~= ~{alignc {{-3x - 5} over {x+2}} over {{4x + 9} over {x + 2}}}} newline
alignl {~= ~{alignc {(-3x-5)(x+2)} over {(x+2)(4x+9)}}} newline
alignl {~= ~{alignc {-3x-5} over {4x+9}}} newline
alignl {~= ~{alignc {-3(-2)-5} over {4(-2)+9}}} newline
alignl {~= ~{alignc {6-5} over {-8+9}}} newline
alignl {~= ~{alignc {1} over {1}}} newline
alignl {~= ~{1}}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ayer</meta:initial-creator>
    <meta:creation-date>2018-01-29T10:56:48.49</meta:creation-date>
    <meta:generator>OpenOffice/4.1.3$Win32 OpenOffice.org_project/413m1$Build-9783</meta:generator>
  </office:meta>
</office:document-meta>
</file>